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0000000C1CB7B61F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width="10.162cm" svg:height="5.106cm" draw:z-index="0"><draw:image xlink:href="Pictures/1000000100000180000000C1CB7B61F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1T00:16:45.939000000</meta:creation-date>
    <dc:date>2025-01-21T00:16:48.211000000</dc:date>
    <meta:editing-duration>PT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8.4.2$Windows_X86_64 LibreOffice_project/bb3cfa12c7b1bf994ecc5649a80400d06cd71002</meta:generator>
  </office:meta>
</office:document-meta>
</file>